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095a"/>
    </style:style>
    <style:style style:name="P2" style:family="paragraph" style:parent-style-name="Standard">
      <style:paragraph-properties fo:text-align="center" style:justify-single-word="false"/>
      <style:text-properties officeooo:paragraph-rsid="000f095a"/>
    </style:style>
    <style:style style:name="P3" style:family="paragraph" style:parent-style-name="Standard">
      <style:paragraph-properties fo:text-align="start" style:justify-single-word="false"/>
      <style:text-properties officeooo:paragraph-rsid="000f095a"/>
    </style:style>
    <style:style style:name="P4" style:family="paragraph" style:parent-style-name="Standard">
      <style:paragraph-properties fo:text-align="start" style:justify-single-word="false"/>
      <style:text-properties officeooo:paragraph-rsid="001597cc"/>
    </style:style>
    <style:style style:name="P5" style:family="paragraph" style:parent-style-name="Standard">
      <style:paragraph-properties fo:text-align="start" style:justify-single-word="false"/>
      <style:text-properties officeooo:paragraph-rsid="0020d489"/>
    </style:style>
    <style:style style:name="P6" style:family="paragraph" style:parent-style-name="Standard">
      <style:paragraph-properties fo:text-align="start" style:justify-single-word="false"/>
      <style:text-properties officeooo:paragraph-rsid="0025a201"/>
    </style:style>
    <style:style style:name="P7" style:family="paragraph" style:parent-style-name="Standard">
      <style:paragraph-properties fo:text-align="start" style:justify-single-word="false"/>
      <style:text-properties officeooo:paragraph-rsid="0026c394"/>
    </style:style>
    <style:style style:name="P8" style:family="paragraph" style:parent-style-name="Standard">
      <style:text-properties officeooo:paragraph-rsid="0034b985"/>
    </style:style>
    <style:style style:name="T1" style:family="text">
      <style:text-properties officeooo:rsid="000f095a"/>
    </style:style>
    <style:style style:name="T2" style:family="text">
      <style:text-properties officeooo:rsid="00135642"/>
    </style:style>
    <style:style style:name="T3" style:family="text">
      <style:text-properties officeooo:rsid="0015429d"/>
    </style:style>
    <style:style style:name="T4" style:family="text">
      <style:text-properties officeooo:rsid="001597cc"/>
    </style:style>
    <style:style style:name="T5" style:family="text">
      <style:text-properties officeooo:rsid="001768f0"/>
    </style:style>
    <style:style style:name="T6" style:family="text">
      <style:text-properties officeooo:rsid="00186940"/>
    </style:style>
    <style:style style:name="T7" style:family="text">
      <style:text-properties officeooo:rsid="001c7331"/>
    </style:style>
    <style:style style:name="T8" style:family="text">
      <style:text-properties officeooo:rsid="001d27fb"/>
    </style:style>
    <style:style style:name="T9" style:family="text">
      <style:text-properties officeooo:rsid="001e5d45"/>
    </style:style>
    <style:style style:name="T10" style:family="text">
      <style:text-properties officeooo:rsid="00201da8"/>
    </style:style>
    <style:style style:name="T11" style:family="text">
      <style:text-properties officeooo:rsid="0020d489"/>
    </style:style>
    <style:style style:name="T12" style:family="text">
      <style:text-properties officeooo:rsid="0022a985"/>
    </style:style>
    <style:style style:name="T13" style:family="text">
      <style:text-properties officeooo:rsid="00246395"/>
    </style:style>
    <style:style style:name="T14" style:family="text">
      <style:text-properties officeooo:rsid="0026c394"/>
    </style:style>
    <style:style style:name="T15" style:family="text">
      <style:text-properties officeooo:rsid="0027d8d8"/>
    </style:style>
    <style:style style:name="T16" style:family="text">
      <style:text-properties officeooo:rsid="002ab7cc"/>
    </style:style>
    <style:style style:name="T17" style:family="text">
      <style:text-properties officeooo:rsid="002bfdab"/>
    </style:style>
    <style:style style:name="T18" style:family="text">
      <style:text-properties officeooo:rsid="002f3d67"/>
    </style:style>
    <style:style style:name="T19" style:family="text">
      <style:text-properties officeooo:rsid="0032fd68"/>
    </style:style>
    <style:style style:name="T20" style:family="text">
      <style:text-properties officeooo:rsid="0034b985"/>
    </style:style>
    <style:style style:name="T21" style:family="text">
      <style:text-properties officeooo:rsid="00363358"/>
    </style:style>
    <style:style style:name="T22" style:family="text">
      <style:text-properties officeooo:rsid="0038f1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ah Belcher</text:span></text:p>
      <text:p text:style-name="P1"><text:span text:style-name="T1">Juneki Hong</text:span></text:p>
      <text:p text:style-name="P1"><text:span text:style-name="T1">Roger Xu</text:span></text:p>
      <text:p text:style-name="P1"><text:span text:style-name="T1"/></text:p>
      <text:p text:style-name="P1"><text:span text:style-name="T1">Professor Padoy</text:span></text:p>
      <text:p text:style-name="P1"><text:span text:style-name="T1">600.420 Computer Vision</text:span></text:p>
      <text:p text:style-name="P1"><text:span text:style-name="T1"/></text:p>
      <text:p text:style-name="P1"><text:span text:style-name="T1">November 14, 2011</text:span></text:p>
      <text:p text:style-name="P2"><text:span text:style-name="T1">Progress Report</text:span></text:p>
      <text:p text:style-name="P2"><text:span text:style-name="T1"/></text:p>
      <text:p text:style-name="P3"><text:span text:style-name="T1"/></text:p>
      <text:p text:style-name="P4"><text:span text:style-name="T2"><text:tab/>From the image stack of the video provided, have gotten a background subtraction working. </text:span><text:span text:style-name="T3">It is a naïve approach without us doing any sort of image stabilization, </text:span><text:span text:style-name="T4">and so the produced video is </text:span><text:span text:style-name="T5">somewhat</text:span><text:span text:style-name="T4"> noisy and the crosswalk painted lines </text:span><text:span text:style-name="T7">frequently appear</text:span><text:span text:style-name="T4">. </text:span><text:span text:style-name="T5">However, the vehicles passing by are pretty clearly defined </text:span><text:span text:style-name="T6">and I think even from here, we could identify all the vehicles. </text:span></text:p>
      <text:p text:style-name="P4"><text:span text:style-name="T8"/></text:p>
      <text:p text:style-name="P6"><text:span text:style-name="T9"><text:tab/>In order to get some nicer results, it would be nice if we could achieve some form of image stabilization.</text:span><text:span text:style-name="T10"> Currently, </text:span><text:span text:style-name="T11">we plan on taking the sift features from every image and computing all the homographies required to warp every image to a single frame of reference. </text:span></text:p>
      <text:p text:style-name="P7"><text:span text:style-name="T11"><text:tab/></text:span><text:span text:style-name="T12">We currently have computed the sift features for every image and we can compute the homographies between each of the images (we have the implementations for this from homework 2). </text:span><text:span text:style-name="T14">With some more work, we will be able to compute and store all the homographies, and then properly warp each image with the corresponding homography. </text:span><text:span text:style-name="T15">Hopefully, we will soon be able to produce an image stack full of stabilized images. </text:span><text:span text:style-name="T16">If we can run our background subtraction on this, then we will have nicer and cleaner images to work with. </text:span></text:p>
      <text:p text:style-name="P7"><text:span text:style-name="T16"><text:tab/></text:span><text:span text:style-name="T17">We have talked with other groups, and apparently they have had some trouble trying to get this approach to work. </text:span><text:span text:style-name="T18">We are going to try out this method of image stabilization anyway </text:span><text:span text:style-name="T19">because it might work out for us. However</text:span><text:span text:style-name="T18">, but if </text:span><text:span text:style-name="T19">this</text:span><text:span text:style-name="T18"> doesn’t work in the end, </text:span><text:span text:style-name="T19">we will then try to stabilize our images using affine transformations.</text:span></text:p>
      <text:p text:style-name="P7"><text:span text:style-name="T18"/></text:p>
      <text:p text:style-name="P8"><text:tab/><text:span text:style-name="T17">Once we </text:span><text:span text:style-name="T20">have sufficiently stabilized our images and produced a cleaner background subtraction footage, we will then be able to identify moving objects. We might even be able to draw bounding boxes around them. </text:span><text:span text:style-name="T21">Once we can identify objects, we will then begin trying to track them. </text:span><text:span text:style-name="T22">Finally, once we can track a moving image, we will begin trying to identify the objects that we can track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neki </meta:initial-creator>
    <meta:creation-date>2011-11-13T19:10:49</meta:creation-date>
    <dc:date>2011-11-13T19:59:17</dc:date>
    <dc:creator>Juneki </dc:creator>
    <meta:editing-duration>PT00H44M47S</meta:editing-duration>
    <meta:editing-cycles>38</meta:editing-cycles>
    <meta:generator>OpenOffice.org/3.2$Unix OpenOffice.org_project/320m19$Build-9505</meta:generator>
    <meta:document-statistic meta:table-count="0" meta:image-count="0" meta:object-count="0" meta:page-count="1" meta:paragraph-count="12" meta:word-count="342" meta:character-count="1993"/>
  </office:meta>
</office:document-meta>
</file>